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20ea72"/>
    </style:style>
    <style:style style:name="P3" style:family="paragraph" style:parent-style-name="Text_20_body">
      <style:text-properties officeooo:rsid="002658d5" officeooo:paragraph-rsid="00265bb8"/>
    </style:style>
    <style:style style:name="P4" style:family="paragraph" style:parent-style-name="Text_20_body">
      <style:text-properties officeooo:paragraph-rsid="00265bb8"/>
    </style:style>
    <style:style style:name="P5" style:family="paragraph" style:parent-style-name="Text_20_body">
      <style:text-properties officeooo:rsid="00265bb8" officeooo:paragraph-rsid="00265bb8"/>
    </style:style>
    <style:style style:name="P6" style:family="paragraph" style:parent-style-name="Text_20_body">
      <style:text-properties officeooo:paragraph-rsid="0022907d"/>
    </style:style>
    <style:style style:name="P7" style:family="paragraph" style:parent-style-name="Text_20_body">
      <style:text-properties officeooo:paragraph-rsid="002842d7"/>
    </style:style>
    <style:style style:name="P8" style:family="paragraph" style:parent-style-name="Text_20_body">
      <style:text-properties officeooo:rsid="002842d7" officeooo:paragraph-rsid="002842d7"/>
    </style:style>
    <style:style style:name="P9" style:family="paragraph" style:parent-style-name="Text_20_body">
      <style:text-properties officeooo:paragraph-rsid="0028f84e"/>
    </style:style>
    <style:style style:name="P10" style:family="paragraph" style:parent-style-name="Text_20_body">
      <style:text-properties officeooo:rsid="0028f84e" officeooo:paragraph-rsid="0028f84e"/>
    </style:style>
    <style:style style:name="P11" style:family="paragraph" style:parent-style-name="Text_20_body">
      <style:text-properties officeooo:rsid="002a80c5" officeooo:paragraph-rsid="002a80c5"/>
    </style:style>
    <style:style style:name="P12" style:family="paragraph" style:parent-style-name="Text_20_body">
      <style:text-properties officeooo:rsid="002c645b" officeooo:paragraph-rsid="002c645b"/>
    </style:style>
    <style:style style:name="P13" style:family="paragraph" style:parent-style-name="Text_20_body">
      <style:text-properties officeooo:paragraph-rsid="002c645b"/>
    </style:style>
    <style:style style:name="P14" style:family="paragraph" style:parent-style-name="Text_20_body">
      <style:text-properties officeooo:rsid="00325dbc" officeooo:paragraph-rsid="00325dbc"/>
    </style:style>
    <style:style style:name="P15" style:family="paragraph" style:parent-style-name="Text_20_body">
      <style:text-properties officeooo:rsid="00325dbc" officeooo:paragraph-rsid="003676b2"/>
    </style:style>
    <style:style style:name="P16" style:family="paragraph" style:parent-style-name="Text_20_body">
      <style:text-properties officeooo:paragraph-rsid="00330709"/>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4">
      <style:paragraph-properties>
        <style:tab-stops>
          <style:tab-stop style:position="17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ext_20_body">
      <style:text-properties officeooo:rsid="003cf0a6" officeooo:paragraph-rsid="003cf0a6"/>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4">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29" style:family="paragraph" style:parent-style-name="Heading_20_1">
      <style:paragraph-properties fo:break-before="page"/>
    </style:style>
    <style:style style:name="P30"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1" style:font-size-complex="16.1000003814697pt" style:font-weight-complex="bold"/>
    </style:style>
    <style:style style:name="P31"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1" style:font-size-complex="16.1000003814697pt" style:font-weight-complex="bold"/>
    </style:style>
    <style:style style:name="P32"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1" style:font-size-complex="16.1000003814697pt" style:font-weight-complex="bold"/>
    </style:style>
    <style:style style:name="P33" style:family="paragraph" style:parent-style-name="Heading_20_2">
      <style:text-properties style:font-name="Liberation Sans" fo:font-size="16.1000003814697pt" fo:font-weight="bold" officeooo:rsid="001e56cc" officeooo:paragraph-rsid="001e56cc" style:font-name-asian="Microsoft YaHei" style:font-size-asian="16.1000003814697pt" style:font-weight-asian="bold" style:font-name-complex="Lucida Sans1" style:font-size-complex="16.1000003814697pt" style:font-weight-complex="bold"/>
    </style:style>
    <style:style style:name="P34"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1" style:font-size-complex="14.1000003814697pt" style:font-weight-complex="bold"/>
    </style:style>
    <style:style style:name="P35" style:family="paragraph" style:parent-style-name="Heading_20_3">
      <style:text-properties officeooo:rsid="00325dbc" officeooo:paragraph-rsid="00325dbc"/>
    </style:style>
    <style:style style:name="P36" style:family="paragraph" style:parent-style-name="Heading_20_3">
      <style:text-properties officeooo:rsid="003676b2" officeooo:paragraph-rsid="003676b2"/>
    </style:style>
    <style:style style:name="P37" style:family="paragraph" style:parent-style-name="Heading_20_3">
      <style:text-properties officeooo:paragraph-rsid="0020ea72"/>
    </style:style>
    <style:style style:name="P38" style:family="paragraph" style:parent-style-name="Text_20_body" style:list-style-name="L1">
      <style:text-properties officeooo:rsid="002a80c5" officeooo:paragraph-rsid="002a80c5"/>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text-properties officeooo:paragraph-rsid="0020ea72"/>
    </style:style>
    <style:style style:name="P45" style:family="paragraph" style:parent-style-name="Text_20_body" style:list-style-name="L7"/>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1" style:font-size-complex="14.1000003814697pt" style:font-weight-complex="bold"/>
    </style:style>
    <style:style style:name="T5" style:family="text">
      <style:text-properties style:font-name="Liberation Sans" fo:font-size="14.1000003814697pt" fo:font-weight="bold" officeooo:rsid="00265bb8" style:font-name-asian="Microsoft YaHei" style:font-size-asian="14.1000003814697pt" style:font-weight-asian="bold" style:font-name-complex="Lucida Sans1" style:font-size-complex="14.1000003814697pt" style:font-weight-complex="bold"/>
    </style:style>
    <style:style style:name="T6" style:family="text">
      <style:text-properties officeooo:rsid="0022907d"/>
    </style:style>
    <style:style style:name="T7" style:family="text">
      <style:text-properties officeooo:rsid="00247f79"/>
    </style:style>
    <style:style style:name="T8" style:family="text">
      <style:text-properties officeooo:rsid="002658d5"/>
    </style:style>
    <style:style style:name="T9" style:family="text">
      <style:text-properties officeooo:rsid="00265bb8"/>
    </style:style>
    <style:style style:name="T10" style:family="text">
      <style:text-properties officeooo:rsid="002842d7"/>
    </style:style>
    <style:style style:name="T11" style:family="text">
      <style:text-properties officeooo:rsid="0028f84e"/>
    </style:style>
    <style:style style:name="T12" style:family="text">
      <style:text-properties officeooo:rsid="0029ad25"/>
    </style:style>
    <style:style style:name="T13" style:family="text">
      <style:text-properties officeooo:rsid="002a80c5"/>
    </style:style>
    <style:style style:name="T14" style:family="text">
      <style:text-properties officeooo:rsid="002c645b"/>
    </style:style>
    <style:style style:name="T15" style:family="text">
      <style:text-properties officeooo:rsid="00330709"/>
    </style:style>
    <style:style style:name="T16" style:family="text">
      <style:text-properties officeooo:rsid="00342653"/>
    </style:style>
    <style:style style:name="T17" style:family="text">
      <style:text-properties officeooo:rsid="0035c177"/>
    </style:style>
    <style:style style:name="T18" style:family="text">
      <style:text-properties officeooo:rsid="003676b2"/>
    </style:style>
    <style:style style:name="T19" style:family="text">
      <style:text-properties officeooo:rsid="00383552"/>
    </style:style>
    <style:style style:name="T20" style:family="text">
      <style:text-properties officeooo:rsid="0039d8dc"/>
    </style:style>
    <style:style style:name="T21" style:family="text">
      <style:text-properties officeooo:rsid="003ba849"/>
    </style:style>
    <style:style style:name="T22" style:family="text">
      <style:text-properties officeooo:rsid="003ed112"/>
    </style:style>
    <style:style style:name="T23" style:family="text">
      <style:text-properties officeooo:rsid="0041264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17"><text:a xlink:type="simple" xlink:href="#__RefHeading___Toc266_3298107459" text:style-name="Index_20_Link" text:visited-style-name="Index_20_Link">1 Objectif du document<text:tab/>3</text:a></text:p>
          <text:p text:style-name="P18"><text:a xlink:type="simple" xlink:href="#__RefHeading___Toc838_987475018" text:style-name="Index_20_Link" text:visited-style-name="Index_20_Link">1.1 Contexte du projet<text:tab/>3</text:a></text:p>
          <text:p text:style-name="P18"><text:a xlink:type="simple" xlink:href="#__RefHeading___Toc840_987475018" text:style-name="Index_20_Link" text:visited-style-name="Index_20_Link">1.2 Objectifs du projet<text:tab/>3</text:a></text:p>
          <text:p text:style-name="P17"><text:a xlink:type="simple" xlink:href="#__RefHeading___Toc842_987475018" text:style-name="Index_20_Link" text:visited-style-name="Index_20_Link">2 Plans de gestion<text:tab/>3</text:a></text:p>
          <text:p text:style-name="P18"><text:a xlink:type="simple" xlink:href="#__RefHeading___Toc828_3423878822" text:style-name="Index_20_Link" text:visited-style-name="Index_20_Link">2.1 Approche de développement<text:tab/>3</text:a></text:p>
          <text:p text:style-name="P19"><text:a xlink:type="simple" xlink:href="#__RefHeading___Toc830_3423878822" text:style-name="Index_20_Link" text:visited-style-name="Index_20_Link">2.1.1 Workflow git<text:tab/>3</text:a></text:p>
          <text:p text:style-name="P18"><text:a xlink:type="simple" xlink:href="#__RefHeading___Toc844_987475018" text:style-name="Index_20_Link" text:visited-style-name="Index_20_Link">2.2 Plan de gestion du cadre<text:tab/>3</text:a></text:p>
          <text:p text:style-name="P19"><text:a xlink:type="simple" xlink:href="#__RefHeading___Toc846_987475018" text:style-name="Index_20_Link" text:visited-style-name="Index_20_Link">2.2.1 Définition du cadre de base<text:tab/>3</text:a></text:p>
          <text:p text:style-name="P19"><text:a xlink:type="simple" xlink:href="#__RefHeading___Toc848_987475018" text:style-name="Index_20_Link" text:visited-style-name="Index_20_Link">2.2.2 Validation du cadre de base<text:tab/>3</text:a></text:p>
          <text:p text:style-name="P18"><text:a xlink:type="simple" xlink:href="#__RefHeading___Toc850_987475018" text:style-name="Index_20_Link" text:visited-style-name="Index_20_Link">2.3 Cadre de base<text:tab/>3</text:a></text:p>
          <text:p text:style-name="P19"><text:a xlink:type="simple" xlink:href="#__RefHeading___Toc1655_987475018" text:style-name="Index_20_Link" text:visited-style-name="Index_20_Link">2.3.1 Work breakdown structure<text:tab/>4</text:a></text:p>
          <text:p text:style-name="P19"><text:a xlink:type="simple" xlink:href="#__RefHeading___Toc1657_987475018" text:style-name="Index_20_Link" text:visited-style-name="Index_20_Link">2.3.2 Product breakdown structure<text:tab/>4</text:a></text:p>
          <text:p text:style-name="P19"><text:a xlink:type="simple" xlink:href="#__RefHeading___Toc1577_987475018" text:style-name="Index_20_Link" text:visited-style-name="Index_20_Link">2.3.3 Liste des livrables<text:tab/>4</text:a></text:p>
          <text:p text:style-name="P19"><text:a xlink:type="simple" xlink:href="#__RefHeading___Toc1579_987475018" text:style-name="Index_20_Link" text:visited-style-name="Index_20_Link">2.3.4 Critère d’acceptation<text:tab/>4</text:a></text:p>
          <text:p text:style-name="P18"><text:a xlink:type="simple" xlink:href="#__RefHeading___Toc1659_987475018" text:style-name="Index_20_Link" text:visited-style-name="Index_20_Link">2.4 Évolution du cadre<text:tab/>4</text:a></text:p>
          <text:p text:style-name="P18"><text:a xlink:type="simple" xlink:href="#__RefHeading___Toc852_987475018" text:style-name="Index_20_Link" text:visited-style-name="Index_20_Link">2.5 Plan de gestion des besoins<text:tab/>5</text:a></text:p>
          <text:p text:style-name="P19"><text:a xlink:type="simple" xlink:href="#__RefHeading___Toc854_987475018" text:style-name="Index_20_Link" text:visited-style-name="Index_20_Link">2.5.1 Référencement des besoins<text:tab/>5</text:a></text:p>
          <text:p text:style-name="P19"><text:a xlink:type="simple" xlink:href="#__RefHeading___Toc856_987475018" text:style-name="Index_20_Link" text:visited-style-name="Index_20_Link">2.5.2 Capture des besoins<text:tab/>5</text:a></text:p>
          <text:p text:style-name="P19"><text:a xlink:type="simple" xlink:href="#__RefHeading___Toc858_987475018" text:style-name="Index_20_Link" text:visited-style-name="Index_20_Link">2.5.3 Gestion des changements dans les besoins<text:tab/>5</text:a></text:p>
          <text:p text:style-name="P18"><text:a xlink:type="simple" xlink:href="#__RefHeading___Toc860_987475018" text:style-name="Index_20_Link" text:visited-style-name="Index_20_Link">2.6 Plan de gestion du calendrier<text:tab/>5</text:a></text:p>
          <text:p text:style-name="P18"><text:a xlink:type="simple" xlink:href="#__RefHeading___Toc862_987475018" text:style-name="Index_20_Link" text:visited-style-name="Index_20_Link">2.7 Plan de gestion de la qualité<text:tab/>5</text:a></text:p>
          <text:p text:style-name="P19"><text:a xlink:type="simple" xlink:href="#__RefHeading___Toc798_3423878822" text:style-name="Index_20_Link" text:visited-style-name="Index_20_Link">2.7.1 Outil de qualité de code pour Javascript<text:tab/>5</text:a></text:p>
          <text:p text:style-name="P19"><text:a xlink:type="simple" xlink:href="#__RefHeading___Toc800_3423878822" text:style-name="Index_20_Link" text:visited-style-name="Index_20_Link">2.7.2 Documentation<text:tab/>6</text:a></text:p>
          <text:p text:style-name="P19"><text:a xlink:type="simple" xlink:href="#__RefHeading___Toc802_3423878822" text:style-name="Index_20_Link" text:visited-style-name="Index_20_Link">2.7.3 Revue de code<text:tab/>6</text:a></text:p>
          <text:p text:style-name="P18"><text:a xlink:type="simple" xlink:href="#__RefHeading___Toc864_987475018" text:style-name="Index_20_Link" text:visited-style-name="Index_20_Link">2.8 Plan de gestion des ressources<text:tab/>6</text:a></text:p>
          <text:p text:style-name="P19"><text:a xlink:type="simple" xlink:href="#__RefHeading___Toc1562_987475018" text:style-name="Index_20_Link" text:visited-style-name="Index_20_Link">2.8.1 Gestion de l’équipe<text:tab/>6</text:a></text:p>
          <text:p text:style-name="P20"><text:a xlink:type="simple" xlink:href="#__RefHeading___Toc1564_987475018" text:style-name="Index_20_Link" text:visited-style-name="Index_20_Link">2.8.1.1 Réunion d’équipe<text:tab/>6</text:a></text:p>
          <text:p text:style-name="P20"><text:a xlink:type="simple" xlink:href="#__RefHeading___Toc1566_987475018" text:style-name="Index_20_Link" text:visited-style-name="Index_20_Link">2.8.1.2 Communication au sein de l’équipe<text:tab/>6</text:a></text:p>
          <text:p text:style-name="P20"><text:a xlink:type="simple" xlink:href="#__RefHeading___Toc866_987475018" text:style-name="Index_20_Link" text:visited-style-name="Index_20_Link">2.8.1.3 Entraînement de l'équipe<text:tab/>6</text:a></text:p>
          <text:p text:style-name="P18"><text:a xlink:type="simple" xlink:href="#__RefHeading___Toc868_987475018" text:style-name="Index_20_Link" text:visited-style-name="Index_20_Link">2.9 Plan de gestion des communications<text:tab/>6</text:a></text:p>
          <text:p text:style-name="P18"><text:a xlink:type="simple" xlink:href="#__RefHeading___Toc870_987475018" text:style-name="Index_20_Link" text:visited-style-name="Index_20_Link">2.10 Plan de gestion des risques<text:tab/>6</text:a></text:p>
          <text:p text:style-name="P19"><text:a xlink:type="simple" xlink:href="#__RefHeading___Toc872_987475018" text:style-name="Index_20_Link" text:visited-style-name="Index_20_Link">2.10.1 Référencement des risques<text:tab/>6</text:a></text:p>
          <text:p text:style-name="P19"><text:a xlink:type="simple" xlink:href="#__RefHeading___Toc874_987475018" text:style-name="Index_20_Link" text:visited-style-name="Index_20_Link">2.10.2 Identification des risques<text:tab/>7</text:a></text:p>
          <text:p text:style-name="P19"><text:a xlink:type="simple" xlink:href="#__RefHeading___Toc876_987475018" text:style-name="Index_20_Link" text:visited-style-name="Index_20_Link">2.10.3 Réponse aux risques<text:tab/>7</text:a></text:p>
          <text:p text:style-name="P18"><text:a xlink:type="simple" xlink:href="#__RefHeading___Toc878_987475018" text:style-name="Index_20_Link" text:visited-style-name="Index_20_Link">2.11 Plan de gestion des parties prenantes<text:tab/>7</text:a></text:p>
          <text:p text:style-name="P19"><text:a xlink:type="simple" xlink:href="#__RefHeading___Toc882_987475018" text:style-name="Index_20_Link" text:visited-style-name="Index_20_Link">2.11.1 Référencement des parties prenantes<text:tab/>7</text:a></text:p>
          <text:p text:style-name="P19"><text:a xlink:type="simple" xlink:href="#__RefHeading___Toc1547_987475018" text:style-name="Index_20_Link" text:visited-style-name="Index_20_Link">2.11.2 Identification des parties prenantes<text:tab/>8</text:a></text:p>
          <text:p text:style-name="P18"><text:a xlink:type="simple" xlink:href="#__RefHeading___Toc884_987475018" text:style-name="Index_20_Link" text:visited-style-name="Index_20_Link">2.12 Plan de gestion du changement<text:tab/>8</text:a></text:p>
          <text:p text:style-name="P19"><text:a xlink:type="simple" xlink:href="#__RefHeading___Toc886_987475018" text:style-name="Index_20_Link" text:visited-style-name="Index_20_Link">2.12.1 Référencement des requêtes de changement<text:tab/>8</text:a></text:p>
          <text:p text:style-name="P19"><text:a xlink:type="simple" xlink:href="#__RefHeading___Toc888_987475018" text:style-name="Index_20_Link" text:visited-style-name="Index_20_Link">2.12.2 Traitement des requêtes de changement<text:tab/>8</text:a></text:p>
          <text:p text:style-name="P19"><text:a xlink:type="simple" xlink:href="#__RefHeading___Toc890_987475018" text:style-name="Index_20_Link" text:visited-style-name="Index_20_Link">2.12.3 Émission des requêtes de changement<text:tab/>8</text:a></text:p>
          <text:p text:style-name="P18"><text:a xlink:type="simple" xlink:href="#__RefHeading___Toc892_987475018" text:style-name="Index_20_Link" text:visited-style-name="Index_20_Link">2.13 Plan de gestion de configuration<text:tab/>9</text:a></text:p>
        </text:index-body>
      </text:table-of-content>
      <text:h text:style-name="P28" text:outline-level="1"/>
      <text:list xml:id="list2262648939" text:style-name="Outline">
        <text:list-item>
          <text:h text:style-name="P29" text:outline-level="1"><text:bookmark-start text:name="__RefHeading___Toc266_3298107459"/>Objectif du document<text:bookmark-end text:name="__RefHeading___Toc266_3298107459"/></text:h>
        </text:list-item>
      </text:list>
      <text:p text:style-name="Text_20_body">Ce document a pour objectif d'expos<text:span text:style-name="T15">er</text:span> les méthodes de management appliqué<text:span text:style-name="T15">es</text:span> à ce projet.</text:p>
      <text:list xml:id="list152418545624270" text:continue-numbering="true" text:style-name="Outline">
        <text:list-item>
          <text:list>
            <text:list-item>
              <text:h text:style-name="Heading_20_2" text:outline-level="2"><text:bookmark-start text:name="__RefHeading___Toc838_987475018"/>Contexte <text:span text:style-name="T23">du projet</text:span><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52417731447088" text:continue-numbering="true" text:style-name="Outline">
        <text:list-item>
          <text:list>
            <text:list-item>
              <text:h text:style-name="Heading_20_2" text:outline-level="2"><text:bookmark-start text:name="__RefHeading___Toc840_987475018"/>Objectifs <text:span text:style-name="T23">du projet</text:span><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152417996384060"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Heading_20_2" text:outline-level="2"><text:bookmark-start text:name="__RefHeading___Toc828_3423878822"/>Approche de développement<text:bookmark-end text:name="__RefHeading___Toc828_3423878822"/></text:h>
              <text:list>
                <text:list-item>
                  <text:h text:style-name="Heading_20_3" text:outline-level="3"><text:bookmark-start text:name="__RefHeading___Toc830_3423878822"/>Workflow git<text:bookmark-end text:name="__RefHeading___Toc830_3423878822"/></text:h>
                </text:list-item>
              </text:list>
            </text:list-item>
          </text:list>
        </text:list-item>
      </text:list>
      <text:p text:style-name="P22">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22">d’un</text:span> besoin.</text:p>
      <text:list xml:id="list152418662838078" text:continue-numbering="true" text:style-name="Outline">
        <text:list-item>
          <text:list>
            <text:list-item>
              <text:h text:style-name="P30"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p text:style-name="Text_20_body">Au fur et à mesure du projet, si de nouveau produits apparaissent, ils seront ajoutés à la WBS via une demande de changement interne.</text:p>
      <text:list xml:id="list152418488535608" text:continue-numbering="true" text:style-name="Outline">
        <text:list-item>
          <text:list>
            <text:list-item>
              <text:list>
                <text:list-item>
                  <text:h text:style-name="Heading_20_3" text:outline-level="3"><text:bookmark-start text:name="__RefHeading___Toc848_987475018"/>Validation d<text:span text:style-name="T4">u cadre de base</text:span><text:bookmark-end text:name="__RefHeading___Toc848_987475018"/></text:h>
                </text:list-item>
              </text:list>
            </text:list-item>
          </text:list>
        </text:list-item>
      </text:list>
      <text:p text:style-name="Text_20_body">Lorsque le document sera rédigé, une demande de validation sera envoyé<text:span text:style-name="T15">e</text:span> aux parties prenantes.</text:p>
      <text:list xml:id="list152419338035557" text:continue-numbering="true" text:style-name="Outline">
        <text:list-item>
          <text:list>
            <text:list-item>
              <text:h text:style-name="P31" text:outline-level="2"><text:bookmark-start text:name="__RefHeading___Toc850_987475018"/>Cadre de base<text:bookmark-end text:name="__RefHeading___Toc850_987475018"/></text:h>
            </text:list-item>
          </text:list>
        </text:list-item>
      </text:list>
      <text:p text:style-name="P11">Le projet se tient sur la période fixe du 05/01/2023 au 28/04/2023.</text:p>
      <text:p text:style-name="P11">Il a pour objectif de produire les produits listés dans le product breakdown structure.</text:p>
      <text:list xml:id="list152417991844452" text:continue-numbering="true" text:style-name="Outline">
        <text:list-item>
          <text:list>
            <text:list-item>
              <text:list>
                <text:list-item>
                  <text:h text:style-name="Heading_20_3" text:outline-level="3"><text:bookmark-start text:name="__RefHeading___Toc1655_987475018"/><text:soft-page-break/>Work breakdown structure<text:bookmark-end text:name="__RefHeading___Toc1655_987475018"/></text:h>
                </text:list-item>
              </text:list>
            </text:list-item>
          </text:list>
        </text:list-item>
      </text:list>
      <text:p text:style-name="P12">La nature agile du projet impose que le work breakdown structure corresponde à la <text:bookmark-ref text:reference-format="text" text:ref-name="__RefHeading___Toc1577_987475018">Liste des livrables</text:bookmark-ref>.</text:p>
      <text:list xml:id="list152419528479117" text:continue-numbering="true" text:style-name="Outline">
        <text:list-item>
          <text:list>
            <text:list-item>
              <text:list>
                <text:list-item>
                  <text:h text:style-name="Heading_20_3" text:outline-level="3"><text:bookmark-start text:name="__RefHeading___Toc1657_987475018"/>Product breakdown structure<text:bookmark-end text:name="__RefHeading___Toc1657_987475018"/></text:h>
                </text:list-item>
              </text:list>
            </text:list-item>
          </text:list>
        </text:list-item>
      </text:list>
      <text:p text:style-name="P13"><text:span text:style-name="T14">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4">document dédié</text:span></text:a><text:span text:style-name="T14">.</text:span></text:p>
      <text:p text:style-name="P12">Chaque produit y est décrit ainsi que les sous-produits le composant.</text:p>
      <text:list xml:id="list152419058073714" text:continue-numbering="true" text:style-name="Outline">
        <text:list-item>
          <text:list>
            <text:list-item>
              <text:list>
                <text:list-item>
                  <text:h text:style-name="Heading_20_3" text:outline-level="3"><text:bookmark-start text:name="__RefHeading___Toc1577_987475018"/>Liste des livrables<text:bookmark-end text:name="__RefHeading___Toc1577_987475018"/></text:h>
                </text:list-item>
              </text:list>
            </text:list-item>
          </text:list>
        </text:list-item>
      </text:list>
      <text:p text:style-name="P9"><text:span text:style-name="T11">La nature agile du projet impose que les livrables soient les artefact issues d’un sprint. </text:span><text:span text:style-name="T13">Relativement à la durée d’un sprint défini</text:span><text:span text:style-name="T15">e</text:span><text:span text:style-name="T13"> dans le </text:span><text:span text:style-name="T13"><text:bookmark-ref text:reference-format="text" text:ref-name="__RefHeading___Toc860_987475018">Plan de gestion du calendrier</text:bookmark-ref></text:span><text:span text:style-name="T11">, </text:span><text:span text:style-name="T13">la </text:span><text:span text:style-name="T11">liste des livrables </text:span><text:span text:style-name="T13">est la suivante</text:span><text:span text:style-name="T11"> : </text:span></text:p>
      <text:list text:style-name="L1">
        <text:list-item>
          <text:p text:style-name="P38">Artefact du sprint 0 (05/01/2023 - 03/02/2023)</text:p>
        </text:list-item>
        <text:list-item>
          <text:p text:style-name="P38">Artefact du sprint 1 (09/02/2023 - 24/02/2023)</text:p>
        </text:list-item>
        <text:list-item>
          <text:p text:style-name="P38">Artefact du sprint 2 (02/03/2023 - 10/03/2023)</text:p>
        </text:list-item>
        <text:list-item>
          <text:p text:style-name="P38">Artefact du sprint 3 (09/03/2023 - 17/03/2023)</text:p>
        </text:list-item>
        <text:list-item>
          <text:p text:style-name="P38">Artefact du sprint 4 (23/03/2023 – 31/03/2023)</text:p>
        </text:list-item>
        <text:list-item>
          <text:p text:style-name="P38">Artefact du sprint 5 (06/04/2023 – 14/04/2023)</text:p>
        </text:list-item>
        <text:list-item>
          <text:p text:style-name="P38">Artefact du sprint 6 (20/04/2023 - 28/04/2023)</text:p>
        </text:list-item>
      </text:list>
      <text:list xml:id="list152418119246436" text:continue-list="list152419058073714"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10">Chaque livrable est présenté au client lors d’une revue de sprint en fin de sprint. Durant cette réunion le client accepte généralement l’artefact produit et émet éventuellement des demandes de modification.</text:p>
      <text:p text:style-name="P10">Il peut néanmoins refus<text:span text:style-name="T15">er</text:span> l’artefact si ce dernier ne correspond pas à son besoin. <text:span text:style-name="T12">Auquel cas l’équipe repartira du dernier artefact accepté par le client pour le sprint suivant.</text:span></text:p>
      <text:list xml:id="list152417486510172" text:continue-numbering="true" text:style-name="Outline">
        <text:list-item>
          <text:list>
            <text:list-item>
              <text:h text:style-name="Heading_20_2" text:outline-level="2"><text:bookmark-start text:name="__RefHeading___Toc1659_987475018"/>Évolution du cadre<text:bookmark-end text:name="__RefHeading___Toc1659_987475018"/></text:h>
            </text:list-item>
          </text:list>
        </text:list-item>
      </text:list>
      <text:p text:style-name="P12">La période couverte par le projet est immuable. De fait la liste des livrable <text:span text:style-name="T15">ainsi que </text:span>le WBS ne peu<text:span text:style-name="T15">vent</text:span> changer. En revanche le <text:span text:style-name="T15">product breakdown structure</text:span> peut changer.</text:p>
      <text:p text:style-name="P16"><text:span text:style-name="T14">Lors de la </text:span><text:span text:style-name="T14"><text:bookmark-ref text:reference-format="text" text:ref-name="__RefHeading___Toc856_987475018">Capture des besoins</text:bookmark-ref></text:span>, <text:span text:style-name="T14">si il apparaît qu’ils </text:span>sont attachés à un produit non identifié, alors l<text:span text:style-name="T10">e</text:span> <text:span text:style-name="T15">product breakdown structure</text:span><text:span text:style-name="T14"> </text:span>sera mis à jour.</text:p>
      <text:list xml:id="list152418342182909" text:continue-numbering="true" text:style-name="Outline">
        <text:list-item>
          <text:list>
            <text:list-item>
              <text:h text:style-name="P30" text:outline-level="2"><text:bookmark-start text:name="__RefHeading___Toc852_987475018"/><text:soft-page-break/>Plan de gestion des besoins<text:bookmark-end text:name="__RefHeading___Toc852_987475018"/></text:h>
              <text:list>
                <text:list-item>
                  <text:h text:style-name="P34" text:outline-level="3"><text:bookmark-start text:name="__RefHeading___Toc854_987475018"/>Référencement des besoins<text:bookmark-end text:name="__RefHeading___Toc854_987475018"/></text:h>
                </text:list-item>
              </text:list>
            </text:list-item>
          </text:list>
        </text:list-item>
      </text:list>
      <text:p text:style-name="P7">Les besoins sont suivis grâce à <text:span text:style-name="T1">un</text:span> backlog produit. Celui-ci se décompose en deux parties. La première défini<text:span text:style-name="T16">t</text:span> les principaux produits du projet et permet aux parties prenante de comprendre sur quel produit l'équipe travail<text:span text:style-name="T16">le</text:span> actuellement. Les produits ayant été défini lors de la kick-off meeting.</text:p>
      <text:p text:style-name="Text_20_body">La seconde est un backlog lié au produit en cours. L'ensemble des besoins y sont retranscrit<text:span text:style-name="T16">s</text:span> et décrit<text:span text:style-name="T16">s </text:span>grâce à des user stories sur lesquelles l'équipe fournisseur adjoint une liste de tâche<text:span text:style-name="T16">s</text:span> <text:span text:style-name="T16">à</text:span> effectuer afin de satisfaire la user story.</text:p>
      <text:p text:style-name="Text_20_body">Le backlog se divise en 5 colonnes :</text:p>
      <text:list text:style-name="L2">
        <text:list-item>
          <text:p text:style-name="P39">Idée floue : La user story nécessite d'être raffinée. Cette colonne permet de noter informellement les besoins du clients</text:p>
        </text:list-item>
        <text:list-item>
          <text:p text:style-name="P39">À faire : La user story a été défini<text:span text:style-name="T17">e</text:span> mais pas choisie pour le sprint en cours.</text:p>
        </text:list-item>
        <text:list-item>
          <text:p text:style-name="P39">En cours : La user story a été choisie pour le sprint en cours.</text:p>
        </text:list-item>
        <text:list-item>
          <text:p text:style-name="P39">A tester : La user story est satisfaite mais nécessite une validation.</text:p>
        </text:list-item>
        <text:list-item>
          <text:p text:style-name="P39">Ok : La user story est terminée et testée.</text:p>
        </text:list-item>
      </text:list>
      <text:p text:style-name="Text_20_body">Chaque user story est priorisée via sa position dans son couloir, et relativement aux besoins du client.</text:p>
      <text:list xml:id="list152419279367321" text:continue-list="list152418342182909"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text:span text:style-name="T18">s</text:span> précisément au travers des revues de sprint.</text:p>
      <text:list xml:id="list152417552705152"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text:span text:style-name="T18">ne sont pas tracés</text:span>.</text:p>
      <text:p text:style-name="Text_20_body">En revanche l'ensemble des besoins annulés sont récupérables dans l'archive du kanban.</text:p>
      <text:p text:style-name="Text_20_body">Chaque développeur peut manipuler le kanban sans autorisation particulière.</text:p>
      <text:list xml:id="list152419258330582" text:continue-numbering="true" text:style-name="Outline">
        <text:list-item>
          <text:list>
            <text:list-item>
              <text:h text:style-name="P30" text:outline-level="2"><text:bookmark-start text:name="__RefHeading___Toc860_987475018"/>Plan de gestion du calendrier<text:bookmark-end text:name="__RefHeading___Toc860_987475018"/></text:h>
            </text:list-item>
          </text:list>
        </text:list-item>
      </text:list>
      <text:p text:style-name="P8">Le manque d’expérience de l’équipe l’empêche d’estimer raisonnablement la durée des activités. De fait les activités n’auront pas d’estimation de durée.</text:p>
      <text:p text:style-name="P8">La durée des sprint est fixée à deux semaines.</text:p>
      <text:list xml:id="list152418010601571" text:continue-numbering="true" text:style-name="Outline">
        <text:list-item>
          <text:list>
            <text:list-item>
              <text:h text:style-name="P30" text:outline-level="2"><text:bookmark-start text:name="__RefHeading___Toc862_987475018"/>Plan de gestion de la qualité<text:bookmark-end text:name="__RefHeading___Toc862_987475018"/></text:h>
              <text:list>
                <text:list-item>
                  <text:h text:style-name="P35" text:outline-level="3"><text:bookmark-start text:name="__RefHeading___Toc798_3423878822"/>Outil de qualité de code pour Javascript<text:bookmark-end text:name="__RefHeading___Toc798_3423878822"/></text:h>
                </text:list-item>
              </text:list>
            </text:list-item>
          </text:list>
        </text:list-item>
      </text:list>
      <text:p text:style-name="P14">Le code produit est soumis à l’outil Prettier.</text:p>
      <text:list xml:id="list152419418969856" text:continue-numbering="true" text:style-name="Outline">
        <text:list-item>
          <text:list>
            <text:list-item>
              <text:list>
                <text:list-item>
                  <text:h text:style-name="P36" text:outline-level="3"><text:bookmark-start text:name="__RefHeading___Toc800_3423878822"/><text:soft-page-break/>Documentation<text:bookmark-end text:name="__RefHeading___Toc800_3423878822"/></text:h>
                </text:list-item>
              </text:list>
            </text:list-item>
          </text:list>
        </text:list-item>
      </text:list>
      <text:p text:style-name="P15">Le code produit est <text:span text:style-name="T18">commenté, idéalement par des outils dédié lorsque c’est possible (JSDoc)</text:span>.</text:p>
      <text:list xml:id="list152417541440575" text:continue-numbering="true" text:style-name="Outline">
        <text:list-item>
          <text:list>
            <text:list-item>
              <text:list>
                <text:list-item>
                  <text:h text:style-name="P35" text:outline-level="3"><text:bookmark-start text:name="__RefHeading___Toc802_3423878822"/>Revue de code<text:bookmark-end text:name="__RefHeading___Toc802_3423878822"/></text:h>
                </text:list-item>
              </text:list>
            </text:list-item>
          </text:list>
        </text:list-item>
      </text:list>
      <text:p text:style-name="P14">Le code produit par les fournisseurs est soumis à des revues de code par le reste de l’équipe au moment où moment où une merge request est demandé<text:span text:style-name="T18">e</text:span>.</text:p>
      <text:list xml:id="list152417575374631" text:continue-numbering="true" text:style-name="Outline">
        <text:list-item>
          <text:list>
            <text:list-item>
              <text:h text:style-name="P32" text:outline-level="2"><text:bookmark-start text:name="__RefHeading___Toc864_987475018"/>Plan de gestion des ressources<text:bookmark-end text:name="__RefHeading___Toc864_987475018"/></text:h>
            </text:list-item>
          </text:list>
        </text:list-item>
      </text:list>
      <text:p text:style-name="Text_20_body">Ce projet est sans ressources matériel<text:span text:style-name="T18">le</text:span>s.</text:p>
      <text:list xml:id="list152418382230678" text:continue-numbering="true" text:style-name="Outline">
        <text:list-item>
          <text:list>
            <text:list-item>
              <text:list>
                <text:list-item>
                  <text:h text:style-name="Heading_20_3" text:outline-level="3"><text:bookmark-start text:name="__RefHeading___Toc1562_987475018"/>Gestion de l’équipe<text:bookmark-end text:name="__RefHeading___Toc1562_987475018"/></text:h>
                  <text:list>
                    <text:list-item>
                      <text:h text:style-name="Heading_20_4" text:outline-level="4"><text:bookmark-start text:name="__RefHeading___Toc1564_987475018"/>Réunion d’équipe<text:bookmark-end text:name="__RefHeading___Toc1564_987475018"/></text:h>
                    </text:list-item>
                  </text:list>
                </text:list-item>
              </text:list>
            </text:list-item>
          </text:list>
        </text:list-item>
      </text:list>
      <text:p text:style-name="P3">Chaque journée de travail commence avec une daily meeting où chaque fournisseur expose le travail réalisé lors de la dernière journée, les difficultés rencontrées ainsi que le travail qu’il compte effectue<text:span text:style-name="T19">r</text:span> dans la journée.</text:p>
      <text:p text:style-name="P5">En fin de sprint l’équipe effectue une rétrospective afin d’analyser ses méthodes de travail et les adapt<text:span text:style-name="T20">er</text:span> au besoin.</text:p>
      <text:list xml:id="list152417716327293" text:continue-numbering="true" text:style-name="Outline">
        <text:list-item>
          <text:list>
            <text:list-item>
              <text:list>
                <text:list-item>
                  <text:list>
                    <text:list-item>
                      <text:h text:style-name="Heading_20_4" text:outline-level="4"><text:bookmark-start text:name="__RefHeading___Toc1566_987475018"/><text:span text:style-name="T8">Communication </text:span><text:span text:style-name="T5">au sein de l’équipe</text:span><text:bookmark-end text:name="__RefHeading___Toc1566_987475018"/></text:h>
                    </text:list-item>
                  </text:list>
                </text:list-item>
              </text:list>
            </text:list-item>
          </text:list>
        </text:list-item>
      </text:list>
      <text:p text:style-name="P4"><text:span text:style-name="T9">L</text:span><text:span text:style-name="T8">es fournisseurs se retrouve</text:span><text:span text:style-name="T21">nt</text:span><text:span text:style-name="T8"> </text:span><text:span text:style-name="T9">en vocal </text:span><text:span text:style-name="T8">sur un serveur discord</text:span><text:span text:style-name="T9">.</text:span></text:p>
      <text:list xml:id="list152418432108390" text:continue-numbering="true" text:style-name="Outline">
        <text:list-item>
          <text:list>
            <text:list-item>
              <text:list>
                <text:list-item>
                  <text:list>
                    <text:list-item>
                      <text:h text:style-name="Heading_20_4" text:outline-level="4"><text:bookmark-start text:name="__RefHeading___Toc866_987475018"/>Entraînement de l'équipe<text:bookmark-end text:name="__RefHeading___Toc866_987475018"/></text:h>
                    </text:list-item>
                  </text:list>
                </text:list-item>
              </text:list>
            </text:list-item>
          </text:list>
        </text:list-item>
      </text:list>
      <text:p text:style-name="Text_20_body">L’entraînement de l'équipe se fait <text:span text:style-name="T9">sur le tas</text:span>, sans activité dédiée.</text:p>
      <text:list xml:id="list152418063197132" text:continue-numbering="true" text:style-name="Outline">
        <text:list-item>
          <text:list>
            <text:list-item>
              <text:h text:style-name="P32" text:outline-level="2"><text:bookmark-start text:name="__RefHeading___Toc868_987475018"/>Plan de gestion des communications<text:bookmark-end text:name="__RefHeading___Toc868_987475018"/></text:h>
            </text:list-item>
          </text:list>
        </text:list-item>
      </text:list>
      <text:p text:style-name="Text_20_body">Seul<text:span text:style-name="T21">e</text:span>s les parties prenantes ayant un niveau d'engagement "impliqué" bénéficieront de communications direct<text:span text:style-name="T21">es</text:span>, <text:span text:style-name="T6">au travers des revues de sprint auxquelles elles seront invité</text:span><text:span text:style-name="T21">e</text:span><text:span text:style-name="T6">s</text:span>. <text:span text:style-name="T9">Ces revues seront tenu</text:span><text:span text:style-name="T21">e</text:span><text:span text:style-name="T9">s sur le serveur discord du projet.</text:span></text:p>
      <text:p text:style-name="P6"><text:span text:style-name="T6">D’autre part des </text:span><text:span text:style-name="T9">réunions</text:span><text:span text:style-name="T6"> informelles pourront être tenu</text:span><text:span text:style-name="T21">e</text:span><text:span text:style-name="T6">s sur le serveur discord du projet FlopEdt, </text:span><text:span text:style-name="T9">ainsi que des discussions textuelles</text:span><text:span text:style-name="T6">.</text:span></text:p>
      <text:p text:style-name="P5">L’ensemble des réunions par visioconférence seront enregistré<text:span text:style-name="T21">es</text:span> par l’équipe de fournisseurs.</text:p>
      <text:p text:style-name="Text_20_body">Le reste <text:span text:style-name="T6">des parties prenantes </text:span>pourra néanmoins bénéficier d'informations en consultant les différents dépôts distant<text:span text:style-name="T7">s</text:span> <text:span text:style-name="T2">(voir le </text:span><text:span text:style-name="T2"><text:bookmark-ref text:reference-format="text" text:ref-name="__RefHeading___Toc892_987475018">Plan de gestion de configuration</text:bookmark-ref></text:span><text:span text:style-name="T2"><text:s/>)</text:span>.</text:p>
      <text:list xml:id="list152417724550176" text:continue-numbering="true" text:style-name="Outline">
        <text:list-item>
          <text:list>
            <text:list-item>
              <text:h text:style-name="P32" text:outline-level="2"><text:bookmark-start text:name="__RefHeading___Toc870_987475018"/>Plan de gestion des risques<text:bookmark-end text:name="__RefHeading___Toc870_987475018"/></text:h>
            </text:list-item>
          </text:list>
        </text:list-item>
      </text:list>
      <text:p text:style-name="Text_20_body">Ce projet n'a pas <text:span text:style-name="T21">pour</text:span> vocation d'être piloté par les risques. De fait cet aspect ne sera que faiblement géré.</text:p>
      <text:list xml:id="list152418435309147" text:continue-numbering="true" text:style-name="Outline">
        <text:list-item>
          <text:list>
            <text:list-item>
              <text:list>
                <text:list-item>
                  <text:h text:style-name="Heading_20_3" text:outline-level="3"><text:bookmark-start text:name="__RefHeading___Toc872_987475018"/>Référencement des risques<text:bookmark-end text:name="__RefHeading___Toc872_987475018"/></text:h>
                </text:list-item>
              </text:list>
            </text:list-item>
          </text:list>
        </text:list-item>
      </text:list>
      <text:p text:style-name="Text_20_body">La liste des risques et opportunité<text:span text:style-name="T21">s</text:span> est listée dans le <text:a xlink:type="simple" xlink:href="../documents/Registre%20des%20risques.odt" text:style-name="Internet_20_link" text:visited-style-name="Visited_20_Internet_20_Link">registre des risques et opportunités</text:a>.</text:p>
      <text:p text:style-name="Text_20_body"><text:soft-page-break/>Chaque risque y est décrit par les champs suivants : </text:p>
      <text:list text:style-name="L3">
        <text:list-item>
          <text:p text:style-name="P40">Titre du risque.</text:p>
        </text:list-item>
        <text:list-item>
          <text:p text:style-name="P40">Description du risque.</text:p>
        </text:list-item>
        <text:list-item>
          <text:p text:style-name="P40">Risque d’occurrence : sur une échelle faible - moyen - fort.</text:p>
        </text:list-item>
        <text:list-item>
          <text:p text:style-name="P40">Niveau d'impact : sur une échelle fable - moyen - fort</text:p>
        </text:list-item>
        <text:list-item>
          <text:p text:style-name="P40">Plan d'action : actions à mettre en place si le risque se déclenche ou est sur le point de se déclencher.</text:p>
        </text:list-item>
      </text:list>
      <text:p text:style-name="Text_20_body">S'y ajoute les champs suivant si il y a déclenchement du risque :</text:p>
      <text:list text:style-name="L4">
        <text:list-item>
          <text:p text:style-name="P41">Date de déclenchement.</text:p>
        </text:list-item>
        <text:list-item>
          <text:p text:style-name="P41">Contexte de déclenchement.</text:p>
        </text:list-item>
      </text:list>
      <text:list xml:id="list152418566459065" text:continue-list="list152418435309147"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Si, lors de la capture d'un besoin, un risque apparaît comme évident aux fournisseurs, il sera ajouté dans le registre. Mais l'équipe ne dédiera pas particulièrement de temps à l'identification des risques.</text:p>
      <text:list xml:id="list152419293088759"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152419488816632" text:continue-numbering="true" text:style-name="Outline">
        <text:list-item>
          <text:list>
            <text:list-item>
              <text:h text:style-name="P30" text:outline-level="2"><text:bookmark-start text:name="__RefHeading___Toc878_987475018"/>Plan de gestion des parties prenantes<text:bookmark-end text:name="__RefHeading___Toc878_987475018"/></text:h>
              <text:list>
                <text:list-item>
                  <text:h text:style-name="Heading_20_3" text:outline-level="3"><text:bookmark-start text:name="__RefHeading___Toc882_987475018"/>Référencement des parties prenantes<text:bookmark-end text:name="__RefHeading___Toc882_987475018"/></text:h>
                </text:list-item>
              </text:list>
            </text:list-item>
          </text:list>
        </text:list-item>
      </text:list>
      <text:p text:style-name="Text_20_body">La liste des parties prenante est listée dans le <text:a xlink:type="simple" xlink:href="../documents/Registre%20des%20parties%20prenantes.odt" text:style-name="Internet_20_link" text:visited-style-name="Visited_20_Internet_20_Link">registre des parties prenantes</text:a>.</text:p>
      <text:p text:style-name="Text_20_body">Chaque partie prenante y est décrite par son rôle, ses besoins principaux, son niveau d'engagement, ainsi que son niveau d'influence sur le projet.</text:p>
      <text:p text:style-name="Text_20_body">Le niveau d'engagement représente à quel point la partie prenante est impliqué<text:span text:style-name="T21">e</text:span> dans le projet. Il influence notamment le niveau de communication qui doit être maintenu avec la partie prenante.</text:p>
      <text:p text:style-name="Text_20_body">Les niveau d'engagement possible<text:span text:style-name="T21">s</text:span> sont les suivants :</text:p>
      <text:list text:style-name="L5">
        <text:list-item>
          <text:p text:style-name="P42">Ignorant : La partie prenante n'est pas au courant du projet.</text:p>
        </text:list-item>
        <text:list-item>
          <text:p text:style-name="P42">Résistant : La partie prenante est au courant du projet et s'y oppose.</text:p>
        </text:list-item>
        <text:list-item>
          <text:p text:style-name="P42">Neutre : La partie prenante est au courant du projet mais n'y accorde pas d'importance.</text:p>
        </text:list-item>
        <text:list-item>
          <text:p text:style-name="P42">Favorable : La partie prenante est au courant du projet, et le supporte.</text:p>
        </text:list-item>
        <text:list-item>
          <text:p text:style-name="P42">Impliqué : La partie prenante est au courant du projet, et s'implique dans sa réalisation</text:p>
        </text:list-item>
      </text:list>
      <text:p text:style-name="Text_20_body"><text:soft-page-break/>Les niveau d'influence possibles sont les suivants et représente<text:span text:style-name="T21">nt</text:span> à quel point la partie prenante peut imposer son pouvoir de décision sur le projet.</text:p>
      <text:list text:style-name="L6">
        <text:list-item>
          <text:p text:style-name="P43">Faible : La partie prenante n'a pas ou peu de pouvoir de décision sur le projet.</text:p>
        </text:list-item>
        <text:list-item>
          <text:p text:style-name="P43">Moyen : La partie prenante peut influencer dans une certaine mesure le projet.</text:p>
        </text:list-item>
        <text:list-item>
          <text:p text:style-name="P44">Fort : La partie prenante a un fort pouvoir de décision.</text:p>
        </text:list-item>
      </text:list>
      <text:list xml:id="list152417513382043" text:continue-list="list152419488816632" text:style-name="Outline">
        <text:list-item>
          <text:list>
            <text:list-item>
              <text:list>
                <text:list-item>
                  <text:h text:style-name="P37" text:outline-level="3"><text:bookmark-start text:name="__RefHeading___Toc1547_987475018"/><text:span text:style-name="T3">I</text:span>dentification des parties prenantes<text:bookmark-end text:name="__RefHeading___Toc1547_987475018"/></text:h>
                </text:list-item>
              </text:list>
            </text:list-item>
          </text:list>
        </text:list-item>
      </text:list>
      <text:p text:style-name="P2">Une première phase d'identification a été menée lors de l'élaboration de la charte de projet.</text:p>
      <text:p text:style-name="P2">Par la suite, les parties prenantes seront potentiellement identifiées au fur et à mesure que des besoins apparaissent. Auquel cas l'équipe fournisseur émettra une demande de changement.</text:p>
      <text:list xml:id="list152418005100968" text:continue-numbering="true" text:style-name="Outline">
        <text:list-item>
          <text:list>
            <text:list-item>
              <text:h text:style-name="P30" text:outline-level="2"><text:bookmark-start text:name="__RefHeading___Toc884_987475018"/>Plan de gestion du changement<text:bookmark-end text:name="__RefHeading___Toc884_987475018"/></text:h>
              <text:list>
                <text:list-item>
                  <text:h text:style-name="Heading_20_3" text:outline-level="3"><text:bookmark-start text:name="__RefHeading___Toc886_987475018"/>Référencement des requêtes de changement<text:bookmark-end text:name="__RefHeading___Toc886_987475018"/></text:h>
                </text:list-item>
              </text:list>
            </text:list-item>
          </text:list>
        </text:list-item>
      </text:list>
      <text:p text:style-name="Text_20_body">L'ensemble des requêtes de changement sont listé<text:span text:style-name="T21">e</text:span>s dans le <text:a xlink:type="simple" xlink:href="../documents/Registre%20des%20requête%20de%20changement.odt" text:style-name="Internet_20_link" text:visited-style-name="Visited_20_Internet_20_Link"><text:span text:style-name="T1">registre des requêtes de changement</text:span></text:a>.</text:p>
      <text:p text:style-name="Text_20_body">Elles y sont décrite<text:span text:style-name="T21">s</text:span> par les champs suivants : </text:p>
      <text:list text:style-name="L7">
        <text:list-item>
          <text:p text:style-name="P45">Titre de la requête : Description succincte de la requête.</text:p>
        </text:list-item>
        <text:list-item>
          <text:p text:style-name="P45">Date d'émission.</text:p>
        </text:list-item>
        <text:list-item>
          <text:p text:style-name="P45">Émetteur de la requête.</text:p>
        </text:list-item>
        <text:list-item>
          <text:p text:style-name="P45">Domaine de connaissance impacté.</text:p>
        </text:list-item>
        <text:list-item>
          <text:p text:style-name="P45">Description : quelle modification est demandé<text:span text:style-name="T21">e</text:span>.</text:p>
        </text:list-item>
        <text:list-item>
          <text:p text:style-name="P45">Date de traitement.</text:p>
        </text:list-item>
        <text:list-item>
          <text:p text:style-name="P45">Responsables de la requête : Qui a appliqué la réponse à cette requête.</text:p>
        </text:list-item>
        <text:list-item>
          <text:p text:style-name="P45">Réponse : ensemble des modifications ayant été effectué<text:span text:style-name="T21">es</text:span> après traitement.</text:p>
        </text:list-item>
      </text:list>
      <text:list xml:id="list152418491841007" text:continue-list="list152418005100968" text:style-name="Outline">
        <text:list-item>
          <text:list>
            <text:list-item>
              <text:list>
                <text:list-item>
                  <text:h text:style-name="Heading_20_3" text:outline-level="3"><text:bookmark-start text:name="__RefHeading___Toc888_987475018"/>Traitement des requêtes de changement<text:bookmark-end text:name="__RefHeading___Toc888_987475018"/></text:h>
                </text:list-item>
              </text:list>
            </text:list-item>
          </text:list>
        </text:list-item>
      </text:list>
      <text:p text:style-name="Text_20_body">Les requêtes sont traitées en priorité par l'équipe de fournisseur, idéalement juste après leur émission.</text:p>
      <text:p text:style-name="Text_20_body">Le responsable de la requête veillera <text:span text:style-name="T21">à</text:span> complét<text:span text:style-name="T21">er</text:span> les champs de la requête traité<text:span text:style-name="T21">e</text:span>.</text:p>
      <text:list xml:id="list152419461931220" text:continue-numbering="true" text:style-name="Outline">
        <text:list-item>
          <text:list>
            <text:list-item>
              <text:list>
                <text:list-item>
                  <text:h text:style-name="Heading_20_3" text:outline-level="3"><text:bookmark-start text:name="__RefHeading___Toc890_987475018"/>Émission des requêtes de changement<text:bookmark-end text:name="__RefHeading___Toc890_987475018"/></text:h>
                </text:list-item>
              </text:list>
            </text:list-item>
          </text:list>
        </text:list-item>
      </text:list>
      <text:p text:style-name="Text_20_body">Tout événement donnant lieu à une modification des informations relatives à ce projet produira une demande de changement.</text:p>
      <text:p text:style-name="Text_20_body">De fait certaines partie<text:span text:style-name="T21">s</text:span> prenante<text:span text:style-name="T21">s</text:span> de part leur niveau d'influence vont naturellement produire ce genre d’événement.</text:p>
      <text:p text:style-name="Text_20_body">L'équipe fournisseur veillera donc à produire les requête<text:span text:style-name="T21">s</text:span> associée.</text:p>
      <text:p text:style-name="Text_20_body"><text:soft-page-break/>Dans le cas d'événement impactant plusieurs domaines de connaissances, une requête par domaine devra être produite.</text:p>
      <text:list xml:id="list152418092785761" text:continue-numbering="true" text:style-name="Outline">
        <text:list-item>
          <text:list>
            <text:list-item>
              <text:h text:style-name="P33" text:outline-level="2"><text:bookmark-start text:name="__RefHeading___Toc892_987475018"/>Plan de gestion de configuratio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H55M29S</meta:editing-duration>
    <meta:editing-cycles>35</meta:editing-cycles>
    <dc:date>2023-02-17T15:24:17.157000000</dc:date>
    <meta:document-statistic meta:table-count="0" meta:image-count="0" meta:object-count="0" meta:page-count="9" meta:paragraph-count="194" meta:word-count="2165" meta:character-count="13191" meta:non-whitespace-character-count="11292"/>
  </office:meta>
</office:document-meta>
</file>